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186F0163A6E4451A0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" svg:font-family="'Lucida Sans'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3eb7d6" draw:marker-start-width="0.95cm" draw:marker-end-width="0.95cm" draw:fill="bitmap" draw:fill-image-name="chalet_25_20logo" style:repeat="stretch" draw:textarea-horizontal-align="justify" draw:textarea-vertical-align="middle" draw:auto-grow-height="false" fo:min-height="8.974cm" fo:min-width="11.906cm" fo:padding-top="0.375cm" fo:padding-bottom="0.375cm" fo:padding-left="0.5cm" fo:padding-right="0.5cm"/>
    </style:style>
    <style:style style:name="gr2" style:family="graphic" style:parent-style-name="standard">
      <style:graphic-properties draw:stroke="none" svg:stroke-width="0.053cm" svg:stroke-color="#800080" draw:marker-start="" draw:marker-start-width="0.339cm" draw:marker-start-center="false" draw:marker-end="" draw:marker-end-width="0.339cm" draw:marker-end-center="false" draw:stroke-linejoin="miter" draw:fill="gradient" draw:fill-color="#ff9966" draw:fill-gradient-name="Gradient_20_278" draw:gradient-step-count="0" draw:textarea-horizontal-align="center" draw:textarea-vertical-align="middle" draw:auto-grow-height="false" draw:fit-to-size="false" style:shrink-to-fit="false" fo:min-height="10.44cm" fo:min-width="15.011cm" fo:padding-top="0.143cm" fo:padding-bottom="0.143cm" fo:padding-left="0.263cm" fo:padding-right="0.263cm" fo:wrap-option="wrap" draw:shadow="visible" draw:shadow-offset-x="0cm" draw:shadow-offset-y="0.282cm" draw:shadow-color="#800080" draw:shadow-opacity="50%"/>
      <style:paragraph-properties style:writing-mode="lr-tb"/>
    </style:style>
    <style:style style:name="P1" style:family="paragraph">
      <loext:graphic-properties draw:fill="bitmap" draw:fill-image-name="chalet_25_20logo" style:repeat="stretch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P3" style:family="paragraph">
      <loext:graphic-properties draw:fill="gradient" draw:fill-color="#ff9966" draw:fill-gradient-name="Gradient_20_278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5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8.25cm" svg:height="13.75cm" svg:x="1.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reen-to-blue" draw:style-name="gr2" draw:text-style-name="P3" draw:layer="layout" svg:width="15.537cm" svg:height="10.725cm" svg:x="2.733cm" svg:y="7.2cm">
            <text:p text:style-name="P2"><text:span text:style-name="T1">eCO CHALET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handle draw:handle-position="10800 $0" draw:handle-polar="10800 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" svg:font-family="'Lucida Sans'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78" draw:display-name="Gradient 278" draw:style="linear" draw:start-color="#55215b" draw:end-color="#ff0000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chalet_25_20logo" draw:display-name="chalet%20logo" xlink:href="Pictures/1000000000000190000001186F0163A6E4451A0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5T15:51:37.377000000</meta:creation-date>
    <dc:date>2022-02-06T18:44:34.167000000</dc:date>
    <meta:editing-duration>PT38M38S</meta:editing-duration>
    <meta:editing-cycles>2</meta:editing-cycles>
    <meta:generator>LibreOffice/7.1.4.2$Windows_X86_64 LibreOffice_project/a529a4fab45b75fefc5b6226684193eb000654f6</meta:generator>
    <meta:document-statistic meta:object-count="3"/>
  </office:meta>
</office:document-meta>
</file>